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draw:marker-start-width="0.205cm" draw:marker-end-width="0.205cm" draw:textarea-horizontal-align="justify" draw:textarea-vertical-align="middle" draw:auto-grow-height="false" fo:padding-top="0.1cm" fo:padding-bottom="0.1cm" fo:padding-left="0.225cm" fo:padding-right="0.225cm"/>
    </style:style>
    <style:style style:name="gr2" style:family="graphic" style:parent-style-name="standard">
      <style:graphic-properties draw:stroke="none" svg:stroke-color="#000000" draw:fill="none" draw:fill-color="#ffffff" draw:textarea-horizontal-align="left" draw:auto-grow-height="true" draw:auto-grow-width="false" fo:min-height="0.905cm" fo:min-width="0cm"/>
    </style:style>
    <style:style style:name="gr3" style:family="graphic" style:parent-style-name="standard">
      <style:graphic-properties svg:stroke-width="0.05cm" draw:marker-start-width="0.205cm" draw:marker-end-width="0.205cm" draw:textarea-vertical-align="middle" draw:auto-grow-height="false" fo:min-height="0.749cm" fo:min-width="0.499cm" fo:padding-top="0.1cm" fo:padding-bottom="0.1cm" fo:padding-left="0.225cm" fo:padding-right="0.225cm"/>
    </style:style>
    <style:style style:name="gr4" style:family="graphic" style:parent-style-name="standard">
      <style:graphic-properties draw:stroke="dash" draw:stroke-dash="Dashed_20__28_var_29_" svg:stroke-width="0.05cm" draw:marker-start-width="0.205cm" draw:marker-end-width="0.205cm" draw:fill="none" draw:textarea-horizontal-align="justify" draw:textarea-vertical-align="middle" draw:auto-grow-height="false" fo:padding-top="0.1cm" fo:padding-bottom="0.1cm" fo:padding-left="0.225cm" fo:padding-right="0.225cm"/>
    </style:style>
    <style:style style:name="gr5" style:family="graphic" style:parent-style-name="standard">
      <style:graphic-properties svg:stroke-width="0.05cm" draw:marker-start-width="0.205cm" draw:marker-end-width="0.205cm" draw:fill-color="#c0c0c0" draw:textarea-horizontal-align="justify" draw:textarea-vertical-align="middle" draw:auto-grow-height="false" fo:padding-top="0.1cm" fo:padding-bottom="0.1cm" fo:padding-left="0.225cm" fo:padding-right="0.225cm"/>
    </style:style>
    <style:style style:name="gr6" style:family="graphic" style:parent-style-name="standard">
      <style:graphic-properties draw:stroke="dash" draw:stroke-dash="Dashed_20__28_var_29_" svg:stroke-width="0.05cm" draw:marker-start-width="0.205cm" draw:marker-end-width="0.205cm" draw:fill-color="#0000ff" draw:textarea-horizontal-align="justify" draw:textarea-vertical-align="middle" draw:auto-grow-height="false" fo:padding-top="0.1cm" fo:padding-bottom="0.1cm" fo:padding-left="0.225cm" fo:padding-right="0.225cm"/>
    </style:style>
    <style:style style:name="gr7" style:family="graphic" style:parent-style-name="standard">
      <style:graphic-properties svg:stroke-width="0.05cm" draw:marker-start-width="0.205cm" draw:marker-end-width="0.205cm" draw:fill-color="#ff0000" draw:textarea-vertical-align="middle" draw:auto-grow-height="false" fo:min-height="0.749cm" fo:min-width="0.499cm" fo:padding-top="0.1cm" fo:padding-bottom="0.1cm" fo:padding-left="0.225cm" fo:padding-right="0.225cm"/>
    </style:style>
    <style:style style:name="gr8" style:family="graphic" style:parent-style-name="standard">
      <style:graphic-properties svg:stroke-width="0.05cm" draw:marker-start-width="0.205cm" draw:marker-end-width="0.205cm" draw:fill-color="#ffff66" draw:textarea-horizontal-align="justify" draw:textarea-vertical-align="middle" draw:auto-grow-height="false" fo:padding-top="0.1cm" fo:padding-bottom="0.1cm" fo:padding-left="0.225cm" fo:padding-right="0.225cm"/>
    </style:style>
    <style:style style:name="gr9" style:family="graphic" style:parent-style-name="standard">
      <style:graphic-properties svg:stroke-width="0.05cm" draw:marker-start-width="0.205cm" draw:marker-end-width="0.205cm" draw:fill-color="#e6e6e6" draw:textarea-horizontal-align="justify" draw:textarea-vertical-align="middle" draw:auto-grow-height="false" fo:min-height="0cm" fo:min-width="0cm" fo:padding-top="0.1cm" fo:padding-bottom="0.1cm" fo:padding-left="0.225cm" fo:padding-right="0.225cm" fo:wrap-option="no-wrap"/>
    </style:style>
    <style:style style:name="gr10" style:family="graphic" style:parent-style-name="standard">
      <style:graphic-properties svg:stroke-color="#ff0000" draw:textarea-vertical-align="middle"/>
    </style:style>
    <style:style style:name="gr11" style:family="graphic" style:parent-style-name="standard">
      <style:graphic-properties svg:stroke-color="#ff0000" draw:fill-color="#ff0000"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5cm" svg:height="0.5cm" svg:x="3.018cm" svg:y="3.20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2" draw:layer="layout" svg:width="1.007cm" svg:height="1.155cm" svg:x="2.846cm" svg:y="4.361cm">
          <draw:text-box>
            <text:p>T</text:p>
          </draw:text-box>
        </draw:frame>
        <draw:custom-shape draw:style-name="gr1" draw:text-style-name="P1" draw:layer="layout" svg:width="0.5cm" svg:height="0.5cm" svg:x="5.223cm" svg:y="3.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cm" svg:height="0.5cm" svg:x="3.023cm" svg:y="6.1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0.5cm" svg:height="0.3cm" svg:x="5.209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5cm" svg:height="0.5cm" svg:x="5.234cm" svg:y="4.74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 draw:layer="layout" svg:width="0.5cm" svg:height="0.49cm" svg:x="5.251cm" svg:y="7.55cm">
          <text:p/>
          <draw:enhanced-geometry svg:viewBox="0 0 21600 21600" draw:type="rectangle" draw:enhanced-path="M 0 0 L 21600 0 21600 21600 0 21600 0 0 Z N"/>
        </draw:custom-shape>
        <draw:custom-shape draw:style-name="gr1" draw:text-style-name="P1" draw:layer="layout" svg:width="0.21cm" svg:height="0.188cm" svg:x="5.451cm" svg:y="7.5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0.196cm" svg:height="0.145cm" svg:x="5.328cm" svg:y="7.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1" draw:layer="layout" svg:width="0.352cm" svg:height="0.329cm" svg:x="3.11cm" svg:y="9.0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0.352cm" svg:height="0.329cm" svg:x="3.258cm" svg:y="9.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custom-shape draw:style-name="gr6" draw:text-style-name="P1" draw:layer="layout" svg:width="0.375cm" svg:height="0.31cm" svg:x="5.3cm" svg:y="9.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0.375cm" svg:height="0.31cm" svg:x="5.175cm" svg:y="9.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custom-shape draw:style-name="gr1" draw:text-style-name="P1" draw:layer="layout" svg:width="0.467cm" svg:height="0.352cm" svg:x="3.09cm" svg:y="10.57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0.489cm" svg:height="0.5cm" svg:x="3.101cm" svg:y="10.522cm">
            <text:p/>
            <draw:enhanced-geometry svg:viewBox="0 0 640 861" draw:text-areas="257 295 414 566" draw:type="non-primitive" draw:enhanced-path="M 640 233 L 221 293 506 12 367 0 29 406 431 347 145 645 99 520 0 861 326 765 209 711 640 233 640 233 Z N"/>
          </draw:custom-shape>
        </draw:g>
        <draw:g>
          <draw:custom-shape draw:style-name="gr1" draw:text-style-name="P1" draw:layer="layout" svg:width="0.375cm" svg:height="0.31cm" svg:x="5.206cm" svg:y="10.6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1" draw:layer="layout" svg:width="0.375cm" svg:height="0.31cm" svg:x="5.081cm" svg:y="10.5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custom-shape draw:style-name="gr1" draw:text-style-name="P1" draw:layer="layout" svg:width="0.5cm" svg:height="0.35cm" svg:x="3.083cm" svg:y="12.116cm">
            <text:p/>
            <draw:enhanced-geometry svg:viewBox="0 0 21600 21600" draw:type="rectangle" draw:enhanced-path="M 0 0 L 21600 0 21600 21600 0 21600 0 0 Z N"/>
          </draw:custom-shape>
          <draw:custom-shape draw:style-name="gr8" draw:text-style-name="P1" draw:layer="layout" svg:width="0.149cm" svg:height="0.161cm" svg:x="3.364cm" svg:y="12.17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9" draw:text-style-name="P1" draw:layer="layout" svg:width="0.285cm" svg:height="0.121cm" svg:x="3.163cm" svg:y="12.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custom-shape draw:style-name="gr4" draw:text-style-name="P1" draw:layer="layout" svg:width="0.284cm" svg:height="0.3cm" svg:x="3.113cm" svg:y="7.451cm">
              <text:p/>
              <draw:enhanced-geometry svg:viewBox="0 0 21600 21600" draw:mirror-horizontal="false" draw:mirror-vertical="false" draw:type="rectangle" draw:enhanced-path="M 0 0 L 21600 0 21600 21600 0 21600 0 0 Z N"/>
            </draw:custom-shape>
            <draw:custom-shape draw:style-name="gr1" draw:text-style-name="P1" draw:layer="layout" svg:width="0.119cm" svg:height="0.115cm" svg:x="3.227cm" svg:y="7.48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0.111cm" svg:height="0.089cm" svg:x="3.157cm" svg:y="7.6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0.326cm" svg:height="0.427cm" svg:x="3.287cm" svg:y="7.25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path draw:style-name="gr10" draw:text-style-name="P1" draw:layer="layout" svg:width="0.743cm" svg:height="0.523cm" svg:x="5.114cm" svg:y="7.507cm" svg:viewBox="0 0 744 524" svg:d="M744 0c-21 8-40 18-60 25-19 7-39 13-58 20-20 8-39 19-58 26-20 7-38 18-57 26-21 9-41 24-60 36s-40 24-58 35c-22 14-46 27-63 46-23 25-46 53-73 74-32 25-65 51-95 78-28 26-52 59-79 86-19 20-41 42-67 53l-16 19z">
          <text:p/>
        </draw:path>
        <draw:path draw:style-name="gr11" draw:text-style-name="P1" draw:layer="layout" svg:width="0.736cm" svg:height="0.57cm" svg:x="5.112cm" svg:y="7.527cm" svg:viewBox="0 0 737 571" svg:d="M0 0c17 17 42 27 64 37 30 14 60 32 88 51 21 15 44 29 65 46 19 17 46 25 69 40 21 14 46 30 70 43 28 16 54 37 78 60 20 19 41 47 72 53 32 7 63 24 88 46 22 19 38 45 59 67 18 20 40 42 54 67 11 19 22 39 30 60v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entury Schoolbook L1" fo:font-family="'Century Schoolbook L'" style:font-style-name="Roman"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 </meta:initial-creator>
    <meta:creation-date>2014-06-19T12:26:38.503461344</meta:creation-date>
    <dc:date>2014-06-19T14:45:14.337708641</dc:date>
    <dc:creator>Andre </dc:creator>
    <meta:editing-duration>PT26M2S</meta:editing-duration>
    <meta:editing-cycles>14</meta:editing-cycles>
    <meta:generator>LibreOffice/4.2.3.3$Linux_x86 LibreOffice_project/420m0$Build-3</meta:generator>
    <meta:document-statistic meta:object-count="33"/>
  </office:meta>
</office:document-meta>
</file>